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 INDUSTRIAS DORIT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9360144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JERO NORIEGA, CARLOS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777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IJERO NORIEGA, SUNI CARO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153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8/2021</text:p>
          </table:table-cell>
          <table:table-cell table:style-name="Tabla2.A2" office:value-type="string">
            <text:p text:style-name="P9">4605326</text:p>
          </table:table-cell>
          <table:table-cell table:style-name="Tabla2.A2" office:value-type="string">
            <text:p text:style-name="P9">11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38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